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12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  <style:style style:name="ce10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table:style-name="Default" office:value-type="string" calcext:value-type="string">
            <text:p>Hard (77)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tes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ompilation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basic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itiv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ass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classType pode ser seguida por “ ‘.’ ‘super’ ”, portanto o conjunto FIRST da repetição tem interseção com o seu conjunto FOLLOW, logo, a regra Identifier não deveria ser anotada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ray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 conjunto FIRST da segunda opção da escolha de arrayType contém um Identifier, que também está no conjunto FIRST de qualIdent. Como arrayType está no conjunto first de primary, a escolha entre primary e qualIdent não é LL(1) na regra leftHandSide, portanto dim+ não deve ser anotado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Variab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s regras assignmentExpretion e lambdaExpretion podem ter prefixos iguais (Identifier “[“) e se divergem após isso. Como, em expretion, a escolha é entre essas duas regras, essa label em “]” não pode ser anotado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Param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ype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adicionada a mais corretamente por todos os 3 algoritmos.</text:p>
          </table:table-cell>
          <table:table-cell/>
        </table:table-row>
        <table:table-row table:style-name="ro1">
          <table:table-cell table:style-name="ce1" office:value-type="string" calcext:value-type="string">
            <text:p>additionalB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typeArgumen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<text:span text:style-name="T1">As regras assingment e </text:span>conditionalExpression podem assumir prefixos iguais (Identifier “&lt;”) e podem se divergir após isso ou continuar com prefixos em comum (caso o conditionalExpression seja, por exemplo, Identifier “&lt;” Identifier). Como essas duas regras participam de uma escolha em assignmentExpretion, não deve-se anotar nenhuma das duas labels anotadas.</text:p>
          </table:table-cell>
          <table:table-cell/>
        </table:table-row>
        <table:table-row table:style-name="ro1">
          <table:table-cell office:value-type="string" calcext:value-type="string">
            <text:p>type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Argu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Bound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de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ationU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ag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package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port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type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Class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lass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clas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Member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eldDeclar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fieldDeclaration e methodDeclaration na regra classMemberDeclaration possui um prefixo em comum (unannType variableDeclaratorList), portanto as duas labels anotadas pelo algoritmo regular estão erradas. Por exemplo, “public Type t;” e “public Type();”.</text:p>
          </table:table-cell>
          <table:table-cell table:style-name="ce15"/>
        </table:table-row>
        <table:table-row table:style-name="ro1">
          <table:table-cell office:value-type="string" calcext:value-type="string">
            <text:p>variableDeclarato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riableDeclara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variableDeclarator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Initializ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nnClass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o “.” pertence ao conjunto FIRST da repetição, e a repetição pode ser seguida por “.”, não se deve anotar a regra após esse token. Logo, a anotação está errada para todos os algoritmos.</text:p>
          </table:table-cell>
          <table:table-cell/>
        </table:table-row>
        <table:table-row table:style-name="ro1">
          <table:table-cell office:value-type="string" calcext:value-type="string">
            <text:p>unann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</text:p>
          </table:table-cell>
          <table:table-cell/>
        </table:table-row>
        <table:table-row table:style-name="ro1">
          <table:table-cell table:style-name="ce1" office:value-type="string" calcext:value-type="string">
            <text:p>methodHea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escolha entre classMemberDeclaration (e posteriormente memberDeclaration) e constructorDeclaration não é LL(1), pois possuem prefixos em comum. Por exemplo: “public Pessoa() {}” e “public Pessoa method() {}”.</text:p>
          </table:table-cell>
          <table:table-cell/>
        </table:table-row>
        <table:table-row table:style-name="ro1">
          <table:table-cell office:value-type="string" calcext:value-type="string">
            <text:p>method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formalParame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 algoritmos Regular e Soft, uma label foi adicionada indevidamente, pois a escolha entre lambdaExpression (que pode ter por prefixo “‘(‘ Identifier“) e assignmentExpression (que pode se tornar uma parExpression, que pode ter como prefixo “‘(‘ Identifier“) e, como ambos possuem um prefixo em comum e participam de uma escolha em expression, é errado anotar o token “...”, que é imediatamente após o possível prefixo; uma label não foi adicionada, pois os algoritmos não anotam predicados e uma regra foi anotada corretamente. Já o algoritmo Hard baniu esta regra.</text:p>
          </table:table-cell>
          <table:table-cell/>
        </table:table-row>
        <table:table-row table:style-name="ro1">
          <table:table-cell office:value-type="string" calcext:value-type="string">
            <text:p>variableModifi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ceiverParame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s regras receiverParameter e formalParameter participam de uma escolha em formalParameterList e possuem os prefixos “unannType” e “unannType Identifier” em comum, não se deve anotar os tokens que são imediatamente após esses prefixos. Logo, as duas labels foram inseridas indevidamente.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w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Initializ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ic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constructor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constructor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plicitConstructorInvoc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anotou 3 labels corretas 1 incorreta, e não anotou 5. As duas primeiras opções da escolha não foram anotadas, pois o conjunto FIRST delas tem interseção com o conjunto FIRST da terceira escolha, já na terceira escolha, o conjunto FIRST possui interseção com o conjunto FIRST da quarta opção.</text:p>
          </table:table-cell>
          <table:table-cell/>
        </table:table-row>
        <table:table-row table:style-name="ro1">
          <table:table-cell table:style-name="ce1" office:value-type="string" calcext:value-type="string">
            <text:p>enum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enum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BodyDeclar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Interface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odifi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s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nstantDeclar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constantDeclaration e interfaceMethodDeclaration em interfaceMemberDeclaration podem possuir o prefixo “Identifier Identifier” em comum (que seriam respectivamente o tipo de retorno e o nome do método no caso de interfaceMethodDeclaration, e o tipo e o nome da contante no caso de constantDeclaration), portanto a label não deve ser inserida no token “;”.</text:p>
          </table:table-cell>
          <table:table-cell/>
        </table:table-row>
        <table:table-row table:style-name="ro1">
          <table:table-cell office:value-type="string" calcext:value-type="string">
            <text:p>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terface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annotationTyp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tationTyp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ElementDeclar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annotationTypeEleme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Valu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petição interfaceModifier* em annotationTypeDeclaration, que pode ser uma annotation é seguida por ‘@’, portanto, ao anotar o que vem após ‘@’ em annotation, está cometendo um erro.</text:p>
          </table:table-cell>
          <table:table-cell/>
        </table:table-row>
        <table:table-row table:style-name="ro1">
          <table:table-cell table:style-name="ce1" office:value-type="string" calcext:value-type="string">
            <text:p>normalAnnot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A escolha entre normalAnnotation e</text:span> singleElementAnnotation não é LL(1), pois essas regras possuem o prefixo “qualIdent ‘(‘ “ em comum e não deve se anotar as regras pertecentes ao prefixo nem imediatamente após a ele. Portanto a anotação foi indevida.</text:p>
          </table:table-cell>
          <table:table-cell/>
        </table:table-row>
        <table:table-row table:style-name="ro1">
          <table:table-cell office:value-type="string" calcext:value-type="string">
            <text:p>elementValuePai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ValuePai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m todos os algoritmos, uma label foi adicionada indevidamente e uma label foi anotada em comum. A label anotada a mais, foi devido à escolha entre normalAnnotation e singleElementAnnotation na regra annotation não ser LL(1). Por exemplo, “@Annotation(a = b)” e “@Annotation(a)”.</text:p>
          </table:table-cell>
          <table:table-cell/>
        </table:table-row>
        <table:table-row table:style-name="ro1">
          <table:table-cell office:value-type="string" calcext:value-type="string">
            <text:p>elementValu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mentValue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0" office:value-type="string" calcext:value-type="string">
            <text:p>elementValue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markerAnnot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ngleElementAnnot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O algoritmo Regular anotou uma label indevidamente, pois a escolha entre singleElementAnnotation e markerAnnotation na regra annotation não é LL(1). Portanto não se pode anotar o parânteses abrindo de “@Annotation(a)”, porque “@Annotation” também é aceito pela gramática.</text:p>
          </table:table-cell>
          <table:table-cell/>
        </table:table-row>
        <table:table-row table:style-name="ro1">
          <table:table-cell table:style-name="ce1" office:value-type="string" calcext:value-type="string">
            <text:p>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variableInitializer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blockStatemen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tate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calVariableDeclarationStat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localVariableDecla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localVariableDeclarationStatement (que tem por prefixo localVariableDeclaration) e statement (sendo derivado para um assignment) participam de uma escolha na regra blockStatement e podem possuir um prefixo em comum (que derivam em Identifier), portanto é incorreto anotar o que vem após esse prefixo (a regra variableDeclaratorList).</text:p>
          </table:table-cell>
          <table:table-cell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Não anotou StatementErr2 (um else pode seguir um statement) e SemiErr15 (escolha não é LL(1), pois statementExpression pode ter prefixo “Identifier ‘::’“ que foi confundido com o prefixo “Identifier ‘:’ “ da opção seguinte da escolha).</text:p>
          </table:table-cell>
          <table:table-cell/>
        </table:table-row>
        <table:table-row table:style-name="ro1">
          <table:table-cell table:style-name="ce1" office:value-type="string" calcext:value-type="string">
            <text:p>statementExpr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StatementGro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a regra switchBlock, o símbolo não terminal switchBlockStatementGroup pode ser vazio, e casar a regra switchLabel* adiante, sendo essa a mesma regra (porém não opcional) que antecede o blockStatements. Portanto, não se deve anotar o blockStatments. </text:p>
          </table:table-cell>
          <table:table-cell/>
        </table:table-row>
        <table:table-row table:style-name="ro1">
          <table:table-cell office:value-type="string" calcext:value-type="string">
            <text:p>switchLabel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Lab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sic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basicForStatement e enhancedForStatement participam de uma mesma escolha em statement e possuem um prefixo igual, se divergindo apenas a partir de “;” e “:” respectivamente, portanto é errado anotar esse “;”. Ao contrário, nunca reconhecerá o enhancedForStatement</text:p>
          </table:table-cell>
          <table:table-cell/>
        </table:table-row>
        <table:table-row table:style-name="ro1">
          <table:table-cell office:value-type="string" calcext:value-type="string">
            <text:p>forI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Upd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ementExpression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enhanced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foi banida nos algoritmos Hard e Soft, portanto não foi anotada nenhuma label por eles. Já o algoritmo regular, conseguiu anotar 3 labels corretas a mais.</text:p>
          </table:table-cell>
          <table:table-cell/>
        </table:table-row>
        <table:table-row table:style-name="ro1">
          <table:table-cell table:style-name="ce1" office:value-type="string" calcext:value-type="string">
            <text:p>tryStat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catchCla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atchFormalParame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tchTy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anotaram uma label a menos, pois não anotam predicados.</text:p>
          </table:table-cell>
          <table:table-cell/>
        </table:table-row>
        <table:table-row table:style-name="ro1">
          <table:table-cell table:style-name="ce1" office:value-type="string" calcext:value-type="string">
            <text:p>fin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resourceSpecific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algoritmos não anotaram o predicado, mas adicionaram uma label extra corretamente.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imaryBas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Os algoritmos anotaram 6 labels igualmente, não anotaram 10 labels e anotaram 2 labels a mais corretamente. O algoritmos não anotaram as 10 labels, porque </text:span>o conjunto FIRST dela tem interseção com o conjunto FIRST das opções mais adiante. O mesmo ocorre com as opções da escolha que se iniciam com basicType e referenceType.</text:p>
          </table:table-cell>
          <table:table-cell/>
        </table:table-row>
        <table:table-row table:style-name="ro1">
          <table:table-cell table:style-name="ce1" office:value-type="string" calcext:value-type="string">
            <text:p>primaryR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o token “{“ em constructorBody pode ser seguido tanto por explicitConstructorInvocation e blockStatements, e ambos podem possuir o prefixo “ ‘this’ ‘.’ “ em comum, anotar o que vem depois de “.” é indevido, portanto uma label foi anotada a mais incorretamente. Já nos algoritmos Hard e Soft, a regra foi banida.</text:p>
          </table:table-cell>
          <table:table-cell/>
        </table:table-row>
        <table:table-row table:style-name="ro1">
          <table:table-cell table:style-name="ce1" office:value-type="string" calcext:value-type="string">
            <text:p>par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a expression pode derivar tanto um parExpression, quanto um castExpression, e essas regras possuem o token “(“ como prefixo em comum, anotar o que vem imediatamente depois é errado. Potanto, uma label foi anotada indevidamente.</text:p>
          </table:table-cell>
          <table:table-cell/>
        </table:table-row>
        <table:table-row table:style-name="ro1">
          <table:table-cell table:style-name="ce2" office:value-type="string" calcext:value-type="string">
            <text:p>class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Label adicionada a mais corretamente pelo algoritmo regular.</text:p>
          </table:table-cell>
          <table:table-cell/>
        </table:table-row>
        <table:table-row table:style-name="ro1">
          <table:table-cell office:value-type="string" calcext:value-type="string">
            <text:p>classTypeWithDiamo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ypeArgumentsOrDia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 table:style-name="ce15"/>
        </table:table-row>
        <table:table-row table:style-name="ro2">
          <table:table-cell table:style-name="ce1" office:value-type="string" calcext:value-type="string">
            <text:p>arrayCre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conseguiram adicionar uma regra a mais </text:p>
            <text:p>corretamente, porém o algoritmo Hard baniu esta regra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dim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escolha em arrayCreator tem o mesmo prefixo (type), já o que segue o prefixo em comum (dimExpr e dim) possuem o prefixo “[“ em comum. Como dimExpr vem primeiro, se anotar o que vem depois do prefixo em comum (expression em dimExpr), comete-se um erro.</text:p>
          </table:table-cell>
          <table:table-cell/>
        </table:table-row>
        <table:table-row table:style-name="ro1">
          <table:table-cell table:style-name="ce1" office:value-type="string" calcext:value-type="string">
            <text:p>argu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style-name="ce15"/>
        </table:table-row>
        <table:table-row table:style-name="ro1">
          <table:table-cell office:value-type="string" calcext:value-type="string">
            <text:p>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ryExpress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deixou de anotar 2 labels, pois eram predicados.</text:p>
          </table:table-cell>
          <table:table-cell/>
        </table:table-row>
        <table:table-row table:style-name="ro1">
          <table:table-cell table:style-name="ce1" office:value-type="string" calcext:value-type="string">
            <text:p>unaryExpressionNotPlusMi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não anotaram uma label, pois era um predicado.</text:p>
          </table:table-cell>
          <table:table-cell/>
        </table:table-row>
        <table:table-row table:style-name="ro1">
          <table:table-cell table:style-name="ce1" office:value-type="string" calcext:value-type="string">
            <text:p>castExpress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regra foi banida no algoritmo Hard. O outros dois algoritmos erraram ao anotar UnaryExpressionNotPlusMinusErr, pois como a regra referenceType pode casar com um Identifier, pode ser confundido com uma expressão. Por exemplo: “a = (A) -3;”, não se sabe se A é uma tipo ou uma variável, porém, como em ambos os casos a sintaxe está correta, não se deve lançar esse label.</text:p>
          </table:table-cell>
          <table:table-cell/>
        </table:table-row>
        <table:table-row table:style-name="ro1">
          <table:table-cell table:style-name="ce1" office:value-type="string" calcext:value-type="string">
            <text:p>infixExpres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á um conflito entre o FIRST da repetição e o FOLLOW</text:p>
          </table:table-cell>
          <table:table-cell/>
        </table:table-row>
        <table:table-row table:style-name="ro1">
          <table:table-cell table:style-name="ce1" office:value-type="string" calcext:value-type="string">
            <text:p>conditionalExpress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Um ‘query’ pode seguir um ‘expression’, logo pode seguir um ‘infixExpression’, então pode seguir um ‘conditionalExpression’</text:p>
          </table:table-cell>
          <table:table-cell/>
        </table:table-row>
        <table:table-row table:style-name="ro1">
          <table:table-cell office:value-type="string" calcext:value-type="string">
            <text:p>assignme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ssign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assignment e conditionalExpression participam de uma escolha em assignmentExpression, e podem possuir prefixos iguais (primary / qualIdent), ao anotar o que vem depois desse prefixo (AssignmentOperator),comete-se um erro.</text:p>
          </table:table-cell>
          <table:table-cell/>
        </table:table-row>
        <table:table-row table:style-name="ro1">
          <table:table-cell office:value-type="string" calcext:value-type="string">
            <text:p>leftHandSi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ambda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 assignmentExpretion pode derivar “ ‘(‘ Identifier ‘)’ ”, e essa mesma entrada pode ser um prefixo de um lambdaExpression, por essas regras participarem de uma escolha em expression, a label no token “-&gt;” não pode ser anotada.</text:p>
          </table:table-cell>
          <table:table-cell/>
        </table:table-row>
        <table:table-row table:style-name="ro1">
          <table:table-cell table:style-name="ce1" office:value-type="string" calcext:value-type="string">
            <text:p>lambdaParamet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o uma expression pode assumir o valor “ ‘(‘ Identifier ” tanto através de lambdaParameters, quanto através de parExpression. Anotar o “)” é errado. O outro erro é devido à lambaParameters ser testado primeiro quando parser se depara com uma expression, logo, se o essa label for anotada, impedirá que qualquer outra expression que começa com o token “(“ seja reconhecida.</text:p>
          </table:table-cell>
          <table:table-cell/>
        </table:table-row>
        <table:table-row table:style-name="ro1">
          <table:table-cell table:style-name="ce1" office:value-type="string" calcext:value-type="string">
            <text:p>inferred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lambda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8])" office:value-type="float" office:value="175" calcext:value-type="float">
            <text:p>175</text:p>
          </table:table-cell>
          <table:table-cell table:formula="of:=SUM([.C2:.C148])" office:value-type="float" office:value="181" calcext:value-type="float">
            <text:p>181</text:p>
          </table:table-cell>
          <table:table-cell table:style-name="Default" table:formula="of:=SUM([.D2:.D148])" office:value-type="float" office:value="56" calcext:value-type="float">
            <text:p>56</text:p>
          </table:table-cell>
          <table:table-cell table:formula="of:=SUM([.E2:.E148])" office:value-type="float" office:value="80" calcext:value-type="float">
            <text:p>80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6:31:47.604933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44:48.455069726</meta:creation-date>
    <dc:date>2019-01-26T16:46:42.662004575</dc:date>
    <meta:editing-duration>PT3H25M50S</meta:editing-duration>
    <meta:editing-cycles>22</meta:editing-cycles>
    <meta:generator>LibreOffice/6.1.4.2$Linux_X86_64 LibreOffice_project/9d0f32d1f0b509096fd65e0d4bec26ddd1938fd3</meta:generator>
    <meta:document-statistic meta:table-count="1" meta:cell-count="810" meta:object-count="0"/>
  </office:meta>
</office:document-meta>
</file>